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73mm"/>
    </style:style>
    <style:style style:name="co2" style:family="table-column">
      <style:table-column-properties fo:break-before="auto" style:column-width="72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/>
      <table:table table:name="repos_with_id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ithub.com/OCA/account-analytic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ithub.com/OCA/account-budgetin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ithub.com/OCA/account-closin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ithub.com/OCA/account-consolidatio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ithub.com/OCA/account-financial-reportin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ithub.com/OCA/account-financial-tool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ithub.com/OCA/account-fiscal-rul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ithub.com/OCA/account-invoice-reportin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ithub.com/OCA/account-invoicin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ithub.com/OCA/account-paymen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ithub.com/OCA/account-reconcil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ithub.com/OCA/apps-stor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ithub.com/OCA/bank-payment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ithub.com/OCA/bank-statement-import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ithub.com/OCA/brand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ithub.com/OCA/business-requirement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ithub.com/OCA/calendar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ithub.com/OCA/commiss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ithub.com/OCA/community-data-file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ithub.com/OCA/connecto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ithub.com/OCA/connector-accountedg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ithub.com/OCA/connector-cmi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ithub.com/OCA/connector-ecommerc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ithub.com/OCA/connector-infor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github.com/OCA/connector-jir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github.com/OCA/connector-lengow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ithub.com/OCA/connector-li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ithub.com/OCA/connector-magento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ithub.com/OCA/connector-odoo2odo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ithub.com/OCA/connector-prestashop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ithub.com/OCA/connector-redmin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ithub.com/OCA/connector-sage-5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ithub.com/OCA/connector-salesforc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ithub.com/OCA/connector-spscommerc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ithub.com/OCA/connector-telephony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ithub.com/OCA/connector-woocommerc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ithub.com/OCA/contract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github.com/OCA/credit-contro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ithub.com/OCA/crm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github.com/OCA/currency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github.com/OCA/data-protectio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github.com/OCA/ddmr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ithub.com/OCA/delivery-carri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ithub.com/OCA/departmen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ithub.com/OCA/donatio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ithub.com/OCA/e-commerc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ithub.com/OCA/edi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ithub.com/OCA/event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ithub.com/OCA/field-servic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ithub.com/OCA/geospatia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ithub.com/OCA/helpdesk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ithub.com/OCA/hr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github.com/OCA/infrastructure-dn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ithub.com/OCA/interface-github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ithub.com/OCA/intrastat-extrastat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ithub.com/OCA/iot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ithub.com/OCA/knowledg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ithub.com/OCA/l10n-argentina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ithub.com/OCA/l10n-austria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ithub.com/OCA/l10n-belaru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ithub.com/OCA/l10n-belgium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ithub.com/OCA/l10n-brazil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ithub.com/OCA/l10n-cambodi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ithub.com/OCA/l10n-canad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ithub.com/OCA/l10n-chil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ithub.com/OCA/l10n-chin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ithub.com/OCA/l10n-colombi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ithub.com/OCA/l10n-costa-rica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github.com/OCA/l10n-croati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ithub.com/OCA/l10n-ecuador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ithub.com/OCA/l10n-estoni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ithub.com/OCA/l10n-ethiopi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ithub.com/OCA/l10n-finland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ithub.com/OCA/l10n-franc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ithub.com/OCA/l10n-germany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github.com/OCA/l10n-greec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ithub.com/OCA/l10n-indi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ithub.com/OCA/l10n-indonesia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ithub.com/OCA/l10n-ira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ithub.com/OCA/l10n-irelan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ithub.com/OCA/l10n-italy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ithub.com/OCA/l10n-japa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ithub.com/OCA/l10n-luxembur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ithub.com/OCA/l10n-macedoni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github.com/OCA/l10n-mexico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ithub.com/OCA/l10n-morocco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ithub.com/OCA/l10n-netherland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ithub.com/OCA/l10n-norway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ithub.com/OCA/l10n-peru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ithub.com/OCA/l10n-poland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ithub.com/OCA/l10n-portuga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ithub.com/OCA/l10n-romania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ithub.com/OCA/l10n-russi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github.com/OCA/l10n-sloveni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ithub.com/OCA/l10n-spai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ithub.com/OCA/l10n-switzerlan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ithub.com/OCA/l10n-taiwa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ithub.com/OCA/l10n-thailand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ithub.com/OCA/l10n-turkey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ithub.com/OCA/l10n-ukrain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ithub.com/OCA/l10n-united-kingdom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github.com/OCA/l10n-uruguay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ithub.com/OCA/l10n-us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ithub.com/OCA/l10n-venezuela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ithub.com/OCA/l10n-vietnam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ithub.com/OCA/mainten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ithub.com/OCA/management-syste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ithub.com/OCA/manufactur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ithub.com/OCA/manufacture-reportin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ithub.com/OCA/margin-analysi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github.com/OCA/mis-builder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github.com/OCA/mis-builder-contrib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ithub.com/OCA/multi-company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github.com/OCA/oca-custom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ithub.com/OCA/operating-uni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ithub.com/OCA/partner-contact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ithub.com/OCA/payroll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ithub.com/OCA/po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ithub.com/OCA/product-attribu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ithub.com/OCA/product-kittin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ithub.com/OCA/product-pack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ithub.com/OCA/product-variant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ithub.com/OCA/progra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ithub.com/OCA/project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ithub.com/OCA/project-agil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ithub.com/OCA/project-reportin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ithub.com/OCA/purchase-reportin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ithub.com/OCA/purchase-workflow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ithub.com/OCA/queu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ithub.com/OCA/report-print-send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ithub.com/OCA/reporting-engin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ithub.com/OCA/rest-framewor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ithub.com/OCA/rm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ithub.com/OCA/runbot-addon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ithub.com/OCA/sale-financial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ithub.com/OCA/sale-reportin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ithub.com/OCA/sale-workflow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ithub.com/OCA/search-engin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github.com/OCA/server-auth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ithub.com/OCA/server-backen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ithub.com/OCA/server-brand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ithub.com/OCA/server-env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ithub.com/OCA/server-tool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ithub.com/OCA/server-ux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ithub.com/OCA/socia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ithub.com/OCA/stock-logistics-barcod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ithub.com/OCA/stock-logistics-reportin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ithub.com/OCA/stock-logistics-trackin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ithub.com/OCA/stock-logistics-transport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ithub.com/OCA/stock-logistics-warehous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ithub.com/OCA/stock-logistics-workflow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ithub.com/OCA/storag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ithub.com/OCA/surve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ithub.com/OCA/timesheet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ithub.com/OCA/vertical-abbey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ithub.com/OCA/vertical-agricultur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ithub.com/OCA/vertical-associati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ithub.com/OCA/vertical-community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ithub.com/OCA/vertical-constructio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ithub.com/OCA/vertical-edition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ithub.com/OCA/vertical-educatio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ithub.com/OCA/vertical-hotel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ithub.com/OCA/vertical-isp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ithub.com/OCA/vertical-medical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ithub.com/OCA/vertical-ngo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ithub.com/OCA/vertical-realstat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ithub.com/OCA/vertical-trave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ithub.com/OCA/web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ithub.com/OCA/webhook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ithub.com/OCA/webkit-tool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ithub.com/OCA/webkit-util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ithub.com/OCA/websit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ithub.com/OCA/website-cms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ithub.com/OCA/website-theme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github.com/OCA/wms</text:p>
          </table:table-cell>
        </table:table-row>
      </table:table>
      <table:table table:name="Feuille1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repos_with_ids.A1:repos_with_ids.B17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GOUHIER</meta:initial-creator>
    <meta:creation-date>2019-12-05T21:14:55.268645381</meta:creation-date>
    <meta:editing-cycles>1</meta:editing-cycles>
    <meta:editing-duration>PT3H22M9S</meta:editing-duration>
    <dc:date>2019-12-06T00:39:15.166346279</dc:date>
    <dc:creator>Pascal GOUHIER</dc:creator>
    <meta:document-statistic meta:table-count="2" meta:cell-count="350" meta:object-count="0"/>
    <meta:generator>LibreOffice/6.2.8.2$MacOSX_X86_64 LibreOffice_project/f82ddfca21ebc1e222a662a32b25c0c9d20169ee</meta:generator>
  </office:meta>
</office:document-meta>
</file>